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 style:writing-mode="lr-tb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גליון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19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גליון1.J26" table:end-x="0.4118in" table:end-y="0.0724in" draw:z-index="0" draw:style-name="gr1" svg:width="4.6417in" svg:height="4.4059in" svg:x="0.2154in" svg:y="0.0197in">
              <draw:object draw:notify-on-update-of-ranges="גליון1.A4:גליון1.A15 גליון1.B3:גליון1.B3 גליון1.B4:גליון1.B15 גליון1.C3:גליון1.C3 גליון1.C4:גליון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חודש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19"/>
        </table:table-row>
        <table:table-row table:style-name="ro3">
          <table:table-cell table:style-name="ce3" office:value-type="string">
            <text:p>ינואר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פברואר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מרץ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אפריל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מאי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יוני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יולי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אוגוסט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ספטמבר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אוקטובר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נובמבר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דצמבר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19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גליון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גליון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7:30</dc:date>
    <meta:editing-duration>PT01H32M50S</meta:editing-duration>
    <meta:editing-cycles>19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1.192cm" chart:class="chart:bar" chart:style-name="ch1">
        <chart:legend chart:legend-position="end" svg:x="10.279cm" svg:y="5.101cm" chart:style-name="ch2"/>
        <chart:plot-area chart:style-name="ch3" table:cell-range-address="גליון1.A3:גליון1.C15" chart:data-source-has-labels="both" svg:x="0.269cm" svg:y="0.223cm" svg:width="9.776cm" svg:height="10.501cm">
          <chart:axis chart:dimension="x" chart:name="primary-x" chart:style-name="ch4">
            <chart:title svg:x="5.066cm" svg:y="10.375cm" chart:style-name="ch5">
              <text:p>חודש</text:p>
            </chart:title>
            <chart:categories table:cell-range-address="גליון1.A4:גליון1.A15"/>
          </chart:axis>
          <chart:axis chart:dimension="y" chart:name="primary-y" chart:style-name="ch6">
            <chart:title svg:x="0.236cm" svg:y="5.584cm" chart:style-name="ch7">
              <text:p>Sales</text:p>
            </chart:title>
            <chart:grid chart:style-name="ch8" chart:class="major"/>
          </chart:axis>
          <chart:series chart:style-name="ch9" chart:values-cell-range-address="גליון1.B4:גליון1.B15" chart:label-cell-address="גליון1.B3:גליון1.B3" chart:class="chart:bar">
            <chart:data-point chart:repeated="12"/>
          </chart:series>
          <chart:series chart:style-name="ch10" chart:values-cell-range-address="גליון1.C4:גליון1.C15" chart:label-cell-address="גליון1.C3:גליון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גליון1.B3:גליון1.B3">2014</text:p>
              </table:table-cell>
              <table:table-cell office:value-type="string">
                <text:p text:id="גליון1.C3:גליון1.C3">2015</text:p>
              </table:table-cell>
            </table:table-row>
          </table:table-header-rows>
          <table:table-rows>
            <table:table-row>
              <table:table-cell office:value-type="string">
                <text:p text:id="גליון1.A4:גליון1.A15">ינואר </text:p>
              </table:table-cell>
              <table:table-cell office:value-type="float" office:value="20">
                <text:p text:id="גליון1.B4:גליון1.B15">20</text:p>
              </table:table-cell>
              <table:table-cell office:value-type="float" office:value="24">
                <text:p text:id="גליון1.C4:גליון1.C15">24</text:p>
              </table:table-cell>
            </table:table-row>
            <table:table-row>
              <table:table-cell office:value-type="string">
                <text:p>פברואר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מרץ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אפריל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מאי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יוני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יולי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אוגוסט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ספטמבר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אוקטובר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נובמבר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דצמבר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